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Heading">
      <style:paragraph-properties fo:text-align="center" style:justify-single-word="false"/>
      <style:text-properties fo:font-size="18pt" fo:font-style="italic" style:font-size-asian="18pt" style:font-style-asian="italic" style:font-size-complex="18pt" style:font-style-complex="italic"/>
    </style:style>
    <style:style style:name="P3" style:family="paragraph" style:parent-style-name="Text_20_body" style:list-style-name="L2"/>
    <style:style style:name="P4" style:family="paragraph" style:parent-style-name="Text_20_body">
      <style:paragraph-properties fo:text-align="center" style:justify-single-word="false"/>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paragraph-properties fo:margin-left="1.251cm" fo:margin-right="0cm" fo:text-indent="0cm" style:auto-text-indent="false"/>
    </style:style>
    <style:style style:name="P9" style:family="paragraph" style:parent-style-name="Text_20_body">
      <style:paragraph-properties fo:margin-left="0cm" fo:margin-right="0cm" fo:text-indent="0cm" style:auto-text-indent="fals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Bilan de la démonstration de La Belle Semaine</text:p>
      <text:p text:style-name="P2">Compte-rendu dans le cadre du cours CAMASH</text:p>
      <text:p text:style-name="Text_20_body"/>
      <text:p text:style-name="P4"/>
      <text:p text:style-name="P4">Guy CHAMPOLLION</text:p>
      <text:p text:style-name="P4">Arnaud TANGUY</text:p>
      <text:p text:style-name="P4">Dans le cadre du cours proposé par : </text:p>
      <text:p text:style-name="P4">Jean-Paul STROMBONI</text:p>
      <text:p text:style-name="P4"/>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text:a xlink:type="simple" xlink:href="#__RefHeading__105_1534161429" text:style-name="Index_20_Link" text:visited-style-name="Index_20_Link">Introduction<text:tab/>1</text:a></text:p>
          <text:p text:style-name="P10"><text:a xlink:type="simple" xlink:href="#__RefHeading__107_1534161429" text:style-name="Index_20_Link" text:visited-style-name="Index_20_Link">Accéder au jeu : <text:tab/>1</text:a></text:p>
          <text:p text:style-name="P10"><text:a xlink:type="simple" xlink:href="#__RefHeading__111_1534161429" text:style-name="Index_20_Link" text:visited-style-name="Index_20_Link">Comment jouer<text:tab/>2</text:a></text:p>
          <text:p text:style-name="P10"><text:a xlink:type="simple" xlink:href="#__RefHeading__123_1534161429" text:style-name="Index_20_Link" text:visited-style-name="Index_20_Link">Observations des enfants<text:tab/>2</text:a></text:p>
          <text:p text:style-name="P10"><text:a xlink:type="simple" xlink:href="#__RefHeading__125_1534161429" text:style-name="Index_20_Link" text:visited-style-name="Index_20_Link">Remarques des instituteurs<text:tab/>2</text:a></text:p>
          <text:p text:style-name="P10"><text:a xlink:type="simple" xlink:href="#__RefHeading__127_1534161429" text:style-name="Index_20_Link" text:visited-style-name="Index_20_Link">Appréciation du jeu<text:tab/>3</text:a></text:p>
          <text:p text:style-name="P10"><text:a xlink:type="simple" xlink:href="#__RefHeading__118_1534161429" text:style-name="Index_20_Link" text:visited-style-name="Index_20_Link">Améliorations<text:tab/>3</text:a></text:p>
        </text:index-body>
      </text:table-of-content>
      <text:h text:style-name="Heading_20_1" text:outline-level="1"/>
      <text:p text:style-name="Text_20_body"/>
      <text:p text:style-name="Text_20_body"/>
      <text:p text:style-name="Text_20_body"/>
      <text:p text:style-name="Text_20_body"/>
      <text:h text:style-name="Heading_20_1" text:outline-level="1"><text:bookmark-start text:name="__RefHeading__105_1534161429"/>Introduction<text:bookmark-end text:name="__RefHeading__105_1534161429"/></text:h>
      <text:p text:style-name="Text_20_body">Dans le cadre du cours de CAMASH, nous avons développé un jeu en HTML5 à destination des enfants handicapés mentaux de l'institut IME Les Hirondelles. Le 20 novembre 2013, nous avons présenté notre jeu à des enfants de cet institut, chacun était accompagné d'un instituteur.</text:p>
      <text:h text:style-name="Heading_20_1" text:outline-level="1"><text:bookmark-start text:name="__RefHeading__107_1534161429"/>Accéder au jeu : <text:bookmark-end text:name="__RefHeading__107_1534161429"/></text:h>
      <text:p text:style-name="Text_20_body">Le jeu était accessible sur le web à l'adresse suivante : <text:s/></text:p>
      <text:p text:style-name="P8"><text:a xlink:type="simple" xlink:href="http://zarmakuizz.github.io/LaBelleSemaine/index.html">http://zarmakuizz.github.io/LaBelleSemaine/index.html</text:a></text:p>
      <text:h text:style-name="Heading_20_1" text:outline-level="1"><text:bookmark-start text:name="__RefHeading__111_1534161429"/><text:soft-page-break/>Comment jouer<text:bookmark-end text:name="__RefHeading__111_1534161429"/></text:h>
      <text:p text:style-name="Text_20_body">Le jeu est décliné en deuux modes de jeu. Peu importe le mode de jeu, le but est que l'enfant clique sur les jours de la semaine dans un ordre donné afin de tous les ranger. Une fois les jours de la semaine rangés, le jeu est terminé et une chanson des jours de la semaine est jouée.</text:p>
      <text:p text:style-name="P9">Une fois arrivé sur la page du jeu, vous avez deux options avant de commencer à jouer : le mode de jeu, et la police d'affichage.</text:p>
      <text:p text:style-name="P9">Il existe deux modes de difficulté :</text:p>
      <text:list xml:id="list1876902567" text:style-name="L2">
        <text:list-item>
          <text:p text:style-name="P3">Facile : les jours de la semaine sont affichés dans un nuage. L'enfant doit cliquer sur les jours dans l'ordre de la semaine (Lundi, puis Mardi, etc). Pour l'aider, la solution est affichée.</text:p>
        </text:list-item>
        <text:list-item>
          <text:p text:style-name="P3">Difficile : le jeu fonctionne comme pour le mode Apprentissage, sauf qu'il n'y a pas de solution affichée.</text:p>
        </text:list-item>
      </text:list>
      <text:p text:style-name="Text_20_body">Choisir un de ces modes démarre automatiquement le jeu.</text:p>
      <text:p text:style-name="Text_20_body">Avant de démarrer le jeu, vous pouvez changer la police d'affichage des jours de la semaine. Pour cela, il suffit de changer le choix de la police.</text:p>
      <text:h text:style-name="Heading_20_1" text:outline-level="1"><text:bookmark-start text:name="__RefHeading__123_1534161429"/>Observations des enfants<text:bookmark-end text:name="__RefHeading__123_1534161429"/></text:h>
      <text:p text:style-name="Text_20_body">Un enfant a lu “police d'écriture” et a demandé ce que ça voulait dire. Son instituteur a dû préciser que ce n'était pas “la police qui tape les gens” mais l'écriture du jeu.</text:p>
      <text:p text:style-name="Text_20_body">Un enfant était guidé par l'instituteur, qui lui a donc dit de cliquer sur le mode de difficulté “Facile”, puis une fois le jeu terminé d'essayer le mode “Difficile”. Un autre enfant a choisi et a directement commencé par “Difficile” avant le mode “Facile”. L'enfant ayant d'abord choisi le mode “Difficile” a mis plus de temps à terminer le jeu que l'enfant qui avait d'abord choisi le mode “Facile” avant de jouer en “Difficile”.</text:p>
      <text:p text:style-name="Text_20_body">Dans l'ensemble les enfants se trompaient parfois, mais arrivaient globalement à finir le jeu en 30 secondes ou moins.</text:p>
      <text:h text:style-name="Heading_20_1" text:outline-level="1"><text:bookmark-start text:name="__RefHeading__125_1534161429"/>Remarques des instituteurs<text:bookmark-end text:name="__RefHeading__125_1534161429"/></text:h>
      <text:p text:style-name="Text_20_body">Les instituteurs ont apprécié le jeu, ainsi que la présence d'une chanson à la fin pour féliciter l'enfant d'avoir réussi.</text:p>
      <text:p text:style-name="Text_20_body">Ils ont proposé d'ajouter une police d'écriture plus proche des lettres écrites à l'école. Il a aussi été proposé d'ajouter d'autres modes de jeu : </text:p>
      <text:list xml:id="list774978146" text:style-name="L4">
        <text:list-item>
          <text:p text:style-name="P6">un mode d'apprentissage où il faut sélectionner le jour de la semaine qui est prononcé par l'ordinateur ;</text:p>
        </text:list-item>
        <text:list-item>
          <text:p text:style-name="P6">un mode où des mots sont déjà placés aléatoirement dans la solution : nous pensons que cela pourrait embrouiller l'apprentissage de l'ordre des jours de la semaine, de plus il y a déjà deux modes de jeu qui fonctionnent presque de la même façon et en ajouter un troisième pourrait devenir répétitif pour l'enfant;</text:p>
        </text:list-item>
      </text:list>
      <text:p text:style-name="Text_20_body">Il a été remarqué que le jeu de base est trop petit pour les enfants. Nous avons proposé une astuce pour agrandir l'affichage du jeu dans le navigateur, qui a satisfait l'instituteur.</text:p>
      <text:h text:style-name="Heading_20_1" text:outline-level="1"><text:bookmark-start text:name="__RefHeading__127_1534161429"/><text:soft-page-break/>Appréciation du jeu<text:bookmark-end text:name="__RefHeading__127_1534161429"/></text:h>
      <text:p text:style-name="Text_20_body">Nous retenons du jeu les points suivants : </text:p>
      <text:list xml:id="list655362496" text:style-name="L5">
        <text:list-item>
          <text:p text:style-name="P7">point positif : le jeu est assez court ;</text:p>
        </text:list-item>
        <text:list-item>
          <text:p text:style-name="P7">point positif : la difficulté du jeu est bien réglée, les enfants arrivent à finir le jeu pas forcément du premier coup ;</text:p>
        </text:list-item>
        <text:list-item>
          <text:p text:style-name="P7">point positif : le design est léger et l'enfant ne se perd pas dans les décorations ;</text:p>
        </text:list-item>
        <text:list-item>
          <text:p text:style-name="P7">point négatif : l'affichage de base peut être trop petit pour les enfants, cependant pour des raisons de compatibilité avec le plus d'écrans d'ordinateurs possibles nous ne pouvons pas agrandir l'affichage de base.</text:p>
        </text:list-item>
      </text:list>
      <text:p text:style-name="Text_20_body">Dans l'ensemble, le jeu a été apprécié des enfants et des institeurs accompagnants.</text:p>
      <text:h text:style-name="Heading_20_1" text:outline-level="1"><text:bookmark-start text:name="__RefHeading__118_1534161429"/>Améliorations<text:bookmark-end text:name="__RefHeading__118_1534161429"/></text:h>
      <text:p text:style-name="Text_20_body">Nous avons tenu compte des observations des enfants et des remarques des instituteurs : </text:p>
      <text:list xml:id="list919749542" text:style-name="L3">
        <text:list-item>
          <text:p text:style-name="P5">“police d'affichage” est trop technique, nous allons le changer en “écriture” ;</text:p>
        </text:list-item>
        <text:list-item>
          <text:p text:style-name="P5">un nouveau mode de jeu <text:s/>pour apprendre à lire les jours de la semaine ;</text:p>
        </text:list-item>
        <text:list-item>
          <text:p text:style-name="P5">les modes de jeu vont être renommés pour ne plus refléter la difficulté mais plutôt la compétence travaillé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Guy CHAMPOLLION</text:p>
        <text:p text:style-name="Header">Arnaud TANGU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7T17:26:33</meta:creation-date>
    <dc:date>2013-11-27T18:57:19</dc:date>
    <meta:editing-duration>PT45M15S</meta:editing-duration>
    <meta:editing-cycles>3</meta:editing-cycles>
    <meta:generator>LibreOffice/3.5$Linux_X86_64 LibreOffice_project/350m1$Build-2</meta:generator>
    <meta:document-statistic meta:table-count="0" meta:image-count="0" meta:object-count="0" meta:page-count="3" meta:paragraph-count="51" meta:word-count="760" meta:character-count="4348" meta:non-whitespace-character-count="3641"/>
  </office:meta>
</office:document-meta>
</file>